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7119a" officeooo:paragraph-rsid="00119de8"/>
    </style:style>
    <style:style style:name="P2" style:family="paragraph" style:parent-style-name="Text_20_body">
      <style:text-properties officeooo:paragraph-rsid="000c2964"/>
    </style:style>
    <style:style style:name="P3" style:family="paragraph" style:parent-style-name="Text_20_body">
      <style:text-properties officeooo:paragraph-rsid="00119de8"/>
    </style:style>
    <style:style style:name="P4" style:family="paragraph" style:parent-style-name="Heading_20_3">
      <style:text-properties officeooo:paragraph-rsid="00119de8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paragraph-rsid="00119de8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15c21b"/>
    </style:style>
    <style:style style:name="P9" style:family="paragraph" style:parent-style-name="Text_20_body" style:list-style-name="L3"/>
    <style:style style:name="P10" style:family="paragraph" style:parent-style-name="Text_20_body">
      <style:text-properties officeooo:paragraph-rsid="0015c21b"/>
    </style:style>
    <style:style style:name="T1" style:family="text">
      <style:text-properties officeooo:rsid="000c2964"/>
    </style:style>
    <style:style style:name="T2" style:family="text">
      <style:text-properties officeooo:rsid="000d8d3d"/>
    </style:style>
    <style:style style:name="T3" style:family="text">
      <style:text-properties officeooo:rsid="000f8afb"/>
    </style:style>
    <style:style style:name="T4" style:family="text">
      <style:text-properties officeooo:rsid="00119de8"/>
    </style:style>
    <style:style style:name="T5" style:family="text">
      <style:text-properties officeooo:rsid="00119de8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Strong_20_Emphasis"><text:span text:style-name="T5">ESERCIZIO AZIENDA 1</text:span></text:span></text:h>
      <text:h text:style-name="Heading_20_2" text:outline-level="2">RAFFINAMENTO DEI REQUISITI</text:h>
      <text:h text:style-name="Heading_20_3" text:outline-level="3">1. Requisiti sugli impiegati</text:h>
      <text:p text:style-name="Text_20_body"/>
      <text:p text:style-name="Text_20_body">1.1 <text:span text:style-name="Strong_20_Emphasis">Nome</text:span>: stringa<text:line-break/>1.2 <text:span text:style-name="Strong_20_Emphasis">Cognome</text:span>: stringa<text:line-break/>1.3 <text:span text:style-name="Strong_20_Emphasis">Data di nascita</text:span>: data (formato GG/MM/AAAA)<text:line-break/>1.4 <text:span text:style-name="Strong_20_Emphasis">Stipendio</text:span>: numero decimale intero ≥ 0<text:line-break/>1.5 <text:span text:style-name="Strong_20_Emphasis">Dipartimento di afferenza</text:span>: uno e un solo (riferimento al requisito 2.1)</text:p>
      <text:p text:style-name="Text_20_body"/>
      <text:h text:style-name="Heading_20_3" text:outline-level="3">2. Requisiti sui dipartimenti</text:h>
      <text:p text:style-name="Text_20_body"/>
      <text:p text:style-name="Text_20_body">2.1 <text:span text:style-name="Strong_20_Emphasis">Nome</text:span>: stringa<text:line-break/>2.2 <text:span text:style-name="Strong_20_Emphasis">Telefono del centralino</text:span>: stringa (possibile prefisso incluso)<text:line-break/>2.3 <text:span text:style-name="Strong_20_Emphasis">Impiegati afferenti</text:span>:</text:p>
      <text:list xml:id="list4203576537" text:style-name="L2">
        <text:list-item>
          <text:p text:style-name="P7">2.3.1 Ogni impiegato è associato a una <text:span text:style-name="Strong_20_Emphasis">data di afferenza</text:span> (data di assunzione).</text:p>
        </text:list-item>
        <text:list-item>
          <text:p text:style-name="P8">2.3.2 Un dipartimento può avere <text:span text:style-name="Strong_20_Emphasis">zero o più impiegati</text:span>. </text:p>
        </text:list-item>
      </text:list>
      <text:p text:style-name="P10">2.4 <text:span text:style-name="Strong_20_Emphasis">Direttore</text:span>:</text:p>
      <text:list xml:id="list165753799398272" text:continue-numbering="true" text:style-name="L2">
        <text:list-item>
          <text:p text:style-name="P7">Un solo impiegato (riferimento al requisito 1), che <text:span text:style-name="Strong_20_Emphasis">deve appartenere</text:span> al dipartimento stesso.</text:p>
          <text:p text:style-name="P7"/>
        </text:list-item>
      </text:list>
      <text:h text:style-name="Heading_20_3" text:outline-level="3">3. Requisiti sui progetti aziendali</text:h>
      <text:p text:style-name="Text_20_body"/>
      <text:p text:style-name="Text_20_body">3.1 <text:span text:style-name="Strong_20_Emphasis">Nome</text:span>: stringa<text:line-break/>3.2 <text:span text:style-name="Strong_20_Emphasis">Budget</text:span>: numero decimale intero ≥ 0<text:line-break/>3.3 <text:span text:style-name="Strong_20_Emphasis">Partecipazione degli impiegati</text:span>:</text:p>
      <text:list xml:id="list3774485494" text:style-name="L3">
        <text:list-item>
          <text:p text:style-name="P9">3.3.1 Ogni impiegato può partecipare a <text:span text:style-name="Strong_20_Emphasis">zero o più progetti</text:span>.</text:p>
        </text:list-item>
        <text:list-item>
          <text:p text:style-name="P9">3.3.2 Ogni progetto può coinvolgere <text:span text:style-name="Strong_20_Emphasis">zero o più impiegati</text:span>.</text:p>
        </text:list-item>
      </text:list>
      <text:p text:style-name="P3"><text:span text:style-name="Strong_20_Emphasis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3:48:49.863888092</meta:creation-date>
    <dc:date>2025-04-07T16:57:52.179385583</dc:date>
    <meta:editing-duration>PT25M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41" meta:character-count="900" meta:non-whitespace-character-count="778"/>
  </office:meta>
</office:document-meta>
</file>